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2cm" fo:margin-left="0.45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9.2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 style:list-style-name="WWNum3">
      <style:paragraph-properties fo:margin-left="2cm" fo:margin-right="0cm" fo:text-indent="-2cm" style:auto-text-indent="false"/>
    </style:style>
    <style:style style:name="P2" style:family="paragraph" style:parent-style-name="Heading_20_2" style:list-style-name="WWNum3">
      <style:paragraph-properties fo:margin-left="1.6cm" fo:margin-right="0cm" fo:text-indent="-1.6cm" style:auto-text-indent="false">
        <style:tab-stops>
          <style:tab-stop style:position="1.6cm"/>
          <style:tab-stop style:position="2.251cm"/>
        </style:tab-stops>
      </style:paragraph-properties>
    </style:style>
    <style:style style:name="P3" style:family="paragraph" style:parent-style-name="List_20_2" style:list-style-name="WWNum6">
      <style:paragraph-properties fo:margin-left="2.755cm" fo:margin-right="0cm" fo:text-indent="-0.635cm" style:auto-text-indent="false"/>
    </style:style>
    <style:style style:name="P4" style:family="paragraph" style:parent-style-name="List_20_2" style:list-style-name="WWNum6">
      <style:paragraph-properties fo:margin-left="3.12cm" fo:margin-right="0cm" fo:text-indent="-1cm" style:auto-text-indent="false"/>
    </style:style>
    <style:style style:name="P5" style:family="paragraph" style:parent-style-name="List_20_2" style:list-style-name="WWNum6">
      <style:paragraph-properties fo:margin-left="2.755cm" fo:margin-right="0cm" fo:text-indent="-0.635cm" style:auto-text-indent="false">
        <style:tab-stops>
          <style:tab-stop style:position="0cm"/>
        </style:tab-stops>
      </style:paragraph-properties>
    </style:style>
    <style:style style:name="P6" style:family="paragraph" style:parent-style-name="List_20_3" style:list-style-name="WWNum11">
      <style:paragraph-properties fo:margin-left="4.18cm" fo:margin-right="0cm" fo:text-indent="-1cm" style:auto-text-indent="false"/>
    </style:style>
    <style:style style:name="P7" style:family="paragraph" style:parent-style-name="Lista_20_0b" style:list-style-name="WWNum14">
      <style:paragraph-properties fo:margin-left="2.371cm" fo:margin-right="0cm" fo:text-indent="-1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style:letter-kerning="false" style:font-name-asian="Times New Roman1" style:language-asian="es" style:country-asian="ES" style:font-weight-asian="bold" style:font-name-complex="Times New Roman1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language="es" fo:country="ES" style:letter-kerning="false" style:font-name-asian="Times New Roman1" style:language-asian="es" style:country-asian="ES" style:font-name-complex="Times New Roman1" style:language-complex="ar" style:country-complex="SA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language="es" fo:country="ES" style:letter-kerning="false" style:font-name-asian="Times New Roman1" style:language-asian="es" style:country-asian="ES" style:font-name-complex="Times New Roman1" style:language-complex="ar" style:country-complex="SA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es" fo:country="ES" style:letter-kerning="false" style:font-name-asian="Times New Roman1" style:language-asian="es" style:country-asian="ES" style:font-name-complex="Times New Roman1" style:language-complex="ar" style:country-complex="SA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es" fo:country="ES" fo:font-weight="bold" style:letter-kerning="false" style:font-name-asian="Times New Roman1" style:language-asian="es" style:country-asian="ES" style:font-weight-asian="bold" style:font-name-complex="Times New Roman1" style:language-complex="ar" style:country-complex="SA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language="es" fo:country="ES" fo:font-weight="bold" style:letter-kerning="false" style:font-name-asian="Times New Roman1" style:language-asian="es" style:country-asian="ES" style:font-weight-asian="bold" style:font-name-complex="Times New Roman1" style:language-complex="ar" style:country-complex="SA" style:font-weight-complex="bold"/>
    </style:style>
    <style:style style:name="P16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17" style:family="paragraph" style:parent-style-name="comandos_20_e_20_instrucciones">
      <style:paragraph-properties fo:padding-left="0.035cm" fo:padding-right="0.141cm" fo:padding-top="0.212cm" fo:padding-bottom="0.212cm" fo:border="1.5pt dotted #f7964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/>
    </style:style>
    <style:style style:name="T4" style:family="text">
      <style:text-properties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s" fo:country="ES" fo:font-weight="bold" style:letter-kerning="false" style:font-name-asian="Times New Roman1" style:language-asian="es" style:country-asian="ES" style:font-weight-asian="bold" style:font-name-complex="Times New Roman1" style:language-complex="ar" style:country-complex="SA" style:font-weight-complex="bold"/>
    </style:style>
    <style:style style:name="T7" style:family="text">
      <style:text-properties fo:color="#f79646" loext:opacity="100%" style:font-name="Arial" fo:font-size="10pt" fo:font-weight="bold" style:font-size-asian="10pt" style:font-weight-asian="bold"/>
    </style:style>
    <style:style style:name="T8" style:family="text">
      <style:text-properties fo:color="#f79646" loext:opacity="100%" style:font-name="Arial" fo:font-size="11pt" style:font-size-asian="11pt"/>
    </style:style>
    <style:style style:name="T9" style:family="text">
      <style:text-properties fo:color="#f79646" loext:opacity="100%" fo:font-size="11pt" style:font-size-asian="11pt"/>
    </style:style>
    <style:style style:name="T10" style:family="text">
      <style:text-properties style:font-name="Arial" fo:font-size="10pt" style:font-size-asian="10pt" style:font-name-complex="Arial2" style:font-size-complex="10pt"/>
    </style:style>
    <style:style style:name="T11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4">
        <text:list-item>
          <text:p text:style-name="P7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andard"><text:span text:style-name="T2">No se encontraron elementos de tabla de contenido.</text:span></text:p>
        </text:index-body>
      </text:table-of-content>
      <text:p text:style-name="Standard"/>
      <text:list xml:id="list1652534087" text:style-name="WWNum3">
        <text:list-item>
          <text:list>
            <text:list-item>
              <text:h text:style-name="P1" text:outline-level="2">Diferencia entre FIXED POINT y FLOATING POINT</text:h>
            </text:list-item>
          </text:list>
        </text:list-item>
      </text:list>
      <text:list xml:id="list1169877981" text:style-name="WWNum6">
        <text:list-item>
          <text:p text:style-name="P3">¿Qué diferencias prácticas existen entre FIXED POINT y FLOATING POINT?</text:p>
        </text:list-item>
      </text:list>
      <text:p text:style-name="P17"/>
      <text:list xml:id="list91804813585651" text:continue-numbering="true" text:style-name="WWNum6">
        <text:list-item>
          <text:p text:style-name="P3">Indica algún tipo de dato FIXED POINT y alguno tipo FLOATING POINT.</text:p>
        </text:list-item>
      </text:list>
      <text:p text:style-name="comandos_20_e_20_instrucciones"/>
      <text:p text:style-name="comandos_20_e_20_instrucciones"/>
      <text:list xml:id="list91803520955008" text:continue-numbering="true" text:style-name="WWNum6">
        <text:list-item>
          <text:p text:style-name="P3">qué ventajas tiene FIXED POINT y qué inconvenientes frente a FLOATING POINT?</text:p>
        </text:list-item>
      </text:list>
      <text:p text:style-name="comandos_20_e_20_instrucciones"/>
      <text:list xml:id="list91804879473290" text:continue-numbering="true" text:style-name="WWNum6">
        <text:list-item>
          <text:p text:style-name="P3">comprueba que sucede si guardas el número 0.1 como FIXED POINT o como FLOATING POINT (ver en los apuntes como se hace).</text:p>
        </text:list-item>
      </text:list>
      <text:p text:style-name="comandos_20_e_20_instrucciones"/>
      <text:p text:style-name="comandos_20_e_20_instrucciones"/>
      <text:list xml:id="list91804380994945" text:continue-list="list1652534087" text:style-name="WWNum3">
        <text:list-item>
          <text:list>
            <text:list-item>
              <text:h text:style-name="P2" text:outline-level="2"><text:bookmark-start text:name="_Toc404102983"/>Preguntas</text:h>
            </text:list-item>
          </text:list>
        </text:list-item>
      </text:list>
      <text:list xml:id="list91805021296095" text:continue-list="list91804879473290" text:style-name="WWNum6">
        <text:list-item>
          <text:p text:style-name="P3">¿Qué diferencias existen entre los tipos CHAR(8) y VARCHAR(8)?</text:p>
        </text:list-item>
      </text:list>
      <text:p text:style-name="comandos_20_e_20_instrucciones"/>
      <text:list xml:id="list91803566179682" text:continue-numbering="true" text:style-name="WWNum6">
        <text:list-item>
          <text:p text:style-name="P3">¿Qué diferencias existen entre los tipos DATE, DATETIME, YEAR?</text:p>
        </text:list-item>
      </text:list>
      <text:p text:style-name="comandos_20_e_20_instrucciones"/>
      <text:list xml:id="list91804619419994" text:continue-numbering="true" text:style-name="WWNum6">
        <text:list-item>
          <text:p text:style-name="P3">¿Qué diferencias existen entre los tipos INT e INTEGER?</text:p>
        </text:list-item>
      </text:list>
      <text:p text:style-name="comandos_20_e_20_instrucciones"/>
      <text:list xml:id="list91804977079508" text:continue-numbering="true" text:style-name="WWNum6">
        <text:list-item>
          <text:p text:style-name="P3">¿Qué diferencias existen entre los tipos TINYINT, SMALLINT, MEDIUMINT, INT, BIGINT?</text:p>
        </text:list-item>
      </text:list>
      <text:p text:style-name="comandos_20_e_20_instrucciones"/>
      <text:list xml:id="list91804839499584" text:continue-numbering="true" text:style-name="WWNum6">
        <text:list-item>
          <text:p text:style-name="P3">¿Qué diferencias existen entre los tipos INT y UNSIGNED INT?</text:p>
        </text:list-item>
      </text:list>
      <text:p text:style-name="comandos_20_e_20_instrucciones"/>
      <text:list xml:id="list91805517709895" text:continue-numbering="true" text:style-name="WWNum6">
        <text:list-item>
          <text:p text:style-name="P3">¿Qué diferencias existen entre los tipos FLOAT e INT?</text:p>
        </text:list-item>
      </text:list>
      <text:p text:style-name="comandos_20_e_20_instrucciones"/>
      <text:list xml:id="list91805508027275" text:continue-numbering="true" text:style-name="WWNum6">
        <text:list-item>
          <text:p text:style-name="P3">Cuando un dato se escribe sólo con dígitos numéricos (altura, teléfono, CP,…), ¿cuál es el criterio para discernir si se emplear un tipo de dato numérico (INT,…) o de texto (VARCHAR)</text:p>
        </text:list-item>
      </text:list>
      <text:p text:style-name="comandos_20_e_20_instrucciones"/>
      <text:list xml:id="list91804735691411" text:continue-numbering="true" text:style-name="WWNum6">
        <text:list-item>
          <text:p text:style-name="P3"><text:soft-page-break/>Si tenemos dudas a la hora de asignar tamaño a un VARCHAR que va a almacenar un texto porque no está claro cuál es la longitud máxima que puede tener, ¿qué es preferible usar: VARCHAR (35) o VARCHAR (40)?</text:p>
        </text:list-item>
      </text:list>
      <text:p text:style-name="comandos_20_e_20_instrucciones"/>
      <text:p text:style-name="Standard"/>
      <text:list xml:id="list91805423478653" text:continue-list="list91804380994945" text:style-name="WWNum3">
        <text:list-item>
          <text:list>
            <text:list-item>
              <text:h text:style-name="P2" text:outline-level="2">Tipos de datos en <text:bookmark-end text:name="_Toc404102983"/>MySQL</text:h>
            </text:list-item>
          </text:list>
        </text:list-item>
      </text:list>
      <text:list xml:id="list91803819999253" text:continue-list="list91804735691411" text:style-name="WWNum6">
        <text:list-item>
          <text:p text:style-name="P5">Repasa los tipos de datos disponibles en MySQL.</text:p>
        </text:list-item>
        <text:list-item>
          <text:p text:style-name="P3">A continuación indica el tipo de datos que utilizarías para almacenar cada uno de los siguientes atributos.</text:p>
        </text:list-item>
      </text:list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11"><text:span text:style-name="T1">ATRIBUTO</text:span><text:span text:style-name="T1"/></text:p>
            </table:table-cell>
            <table:table-cell table:style-name="Tabla1.A1" office:value-type="string">
              <text:p text:style-name="P11"><text:span text:style-name="T1">DATO MYSQL</text:span><text:span text:style-name="T1"/>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12"><text:span text:style-name="T1">Edad persona</text:span><text:span text:style-name="T1"/></text:p>
          </table:table-cell>
          <table:table-cell table:style-name="Tabla1.B2" office:value-type="string">
            <text:p text:style-name="P13"><text:span text:style-name="T1">Mejor la fecha de nacimiento DATE.</text:span><text:span text:style-name="T1"/></text:p>
            <text:p text:style-name="P13"><text:span text:style-name="T1">Si realmente fuese imprescindible guardar la edad: INT, MEDIUMINT, SMALLINT (de menos a más apropiado por desperdiciar espacio).</text:span><text:span text:style-name="T1"/></text:p>
          </table:table-cell>
        </table:table-row>
        <table:table-row table:style-name="Tabla1.1">
          <table:table-cell table:style-name="Tabla1.A3" office:value-type="string">
            <text:p text:style-name="P12"><text:span text:style-name="T1">Kilómetros tiene un coche</text:span><text:span text:style-name="T1"/></text:p>
          </table:table-cell>
          <table:table-cell table:style-name="Tabla1.B3" office:value-type="string">
            <text:p text:style-name="P13"><text:span text:style-name="T1">INT, MEDIUMINT</text:span><text:span text:style-name="T1"/></text:p>
          </table:table-cell>
        </table:table-row>
        <table:table-row table:style-name="Tabla1.1">
          <table:table-cell table:style-name="Tabla1.A4" office:value-type="string">
            <text:p text:style-name="P12"><text:span text:style-name="T1">DNI/NIF</text:span><text:span text:style-name="T1"/></text:p>
          </table:table-cell>
          <table:table-cell table:style-name="Tabla1.B4" office:value-type="string">
            <text:p text:style-name="P13"><text:span text:style-name="T1">VARCHAR (9)</text:span><text:span text:style-name="T1"/></text:p>
          </table:table-cell>
        </table:table-row>
        <table:table-row table:style-name="Tabla1.1">
          <table:table-cell table:style-name="Tabla1.A5" office:value-type="string">
            <text:p text:style-name="P12"><text:span text:style-name="T1">Fecha de nacimiento</text:span><text:span text:style-name="T1"/></text:p>
          </table:table-cell>
          <table:table-cell table:style-name="Tabla1.B5" office:value-type="string">
            <text:p text:style-name="P13"><text:span text:style-name="T1">DATE</text:span><text:span text:style-name="T1"/></text:p>
          </table:table-cell>
        </table:table-row>
        <table:table-row table:style-name="Tabla1.1">
          <table:table-cell table:style-name="Tabla1.A6" office:value-type="string">
            <text:p text:style-name="P12"><text:span text:style-name="T1">Fecha y hora de entrada en la piscina</text:span><text:span text:style-name="T1"/></text:p>
          </table:table-cell>
          <table:table-cell table:style-name="Tabla1.B6" office:value-type="string">
            <text:p text:style-name="P13"><text:span text:style-name="T1">DATETIME</text:span><text:span text:style-name="T1"/></text:p>
          </table:table-cell>
        </table:table-row>
        <table:table-row table:style-name="Tabla1.1">
          <table:table-cell table:style-name="Tabla1.A7" office:value-type="string">
            <text:p text:style-name="P12"><text:span text:style-name="T1">estatura persona (m, con decimales)</text:span><text:span text:style-name="T1"/></text:p>
          </table:table-cell>
          <table:table-cell table:style-name="Tabla1.B7" office:value-type="string">
            <text:p text:style-name="P13"><text:span text:style-name="T1">FLOAT. Aunque cometa error de redondeo sería de micras. </text:span><text:span text:style-name="T1"/></text:p>
          </table:table-cell>
        </table:table-row>
        <table:table-row table:style-name="Tabla1.1">
          <table:table-cell table:style-name="Tabla1.A8" office:value-type="string">
            <text:p text:style-name="P12"><text:span text:style-name="T1">estatura persona (cm, sin decimales)</text:span><text:span text:style-name="T1"/></text:p>
          </table:table-cell>
          <table:table-cell table:style-name="Tabla1.B8" office:value-type="string">
            <text:p text:style-name="P13"><text:span text:style-name="T1">INT, MEDIUMINT, SMALLINT (de menos a más apropiado por desperdiciar espacio)</text:span><text:span text:style-name="T1"/></text:p>
          </table:table-cell>
        </table:table-row>
        <table:table-row table:style-name="Tabla1.1">
          <table:table-cell table:style-name="Tabla1.A9" office:value-type="string">
            <text:p text:style-name="P12"><text:span text:style-name="T1">Porcentaje de descuento</text:span><text:span text:style-name="T1"/></text:p>
          </table:table-cell>
          <table:table-cell table:style-name="Tabla1.B9" office:value-type="string">
            <text:p text:style-name="P13"><text:span text:style-name="T1">El valor del porcentaje suele guardarse así: Por ejemplo 7% se guarda sólo como el número0.07</text:span><text:span text:style-name="T1"/></text:p>
            <text:p text:style-name="P14"/>
            <text:p text:style-name="P13"><text:span text:style-name="T1">Si el porcentaje se relaciona con un valor principal tipo DECIMAL, entonces el % también debe ser DECIMAL.</text:span><text:span text:style-name="T1"/></text:p>
            <text:p text:style-name="P13"><text:span text:style-name="T1">Sil el principal es FLOAT, entonces el % será FLOAT.</text:span><text:span text:style-name="T1"/></text:p>
          </table:table-cell>
        </table:table-row>
        <table:table-row table:style-name="Tabla1.1">
          <table:table-cell table:style-name="Tabla1.A10" office:value-type="string">
            <text:p text:style-name="P12"><text:span text:style-name="T1">Dirección postal completa</text:span><text:span text:style-name="T1"/></text:p>
          </table:table-cell>
          <table:table-cell table:style-name="Tabla1.B10" office:value-type="string">
            <text:p text:style-name="P13"><text:span text:style-name="T1">VARCHAR (</text:span><text:span text:style-name="T3">1000</text:span><text:span text:style-name="T1">)</text:span><text:span text:style-name="T1"/></text:p>
          </table:table-cell>
        </table:table-row>
        <table:table-row table:style-name="Tabla1.1">
          <table:table-cell table:style-name="Tabla1.A11" office:value-type="string">
            <text:p text:style-name="P12"><text:span text:style-name="T1">Nombre persona (con apellidos incluidos)</text:span><text:span text:style-name="T1"/></text:p>
          </table:table-cell>
          <table:table-cell table:style-name="Tabla1.B11" office:value-type="string">
            <text:p text:style-name="P13"><text:span text:style-name="T1">VARCHAR (100)</text:span><text:span text:style-name="T1"/></text:p>
          </table:table-cell>
        </table:table-row>
        <table:table-row table:style-name="Tabla1.1">
          <table:table-cell table:style-name="Tabla1.A12" office:value-type="string">
            <text:p text:style-name="P12"><text:span text:style-name="T1">Primer apellido</text:span><text:span text:style-name="T1"/></text:p>
          </table:table-cell>
          <table:table-cell table:style-name="Tabla1.B12" office:value-type="string">
            <text:p text:style-name="P13"><text:span text:style-name="T1">VARCHAR (30)</text:span><text:span text:style-name="T1"/></text:p>
          </table:table-cell>
        </table:table-row>
        <table:table-row table:style-name="Tabla1.1">
          <table:table-cell table:style-name="Tabla1.A13" office:value-type="string">
            <text:p text:style-name="P12"><text:span text:style-name="T1">Nombre (sin apellidos)</text:span><text:span text:style-name="T1"/></text:p>
          </table:table-cell>
          <table:table-cell table:style-name="Tabla1.B13" office:value-type="string">
            <text:p text:style-name="P13"><text:span text:style-name="T1">VARCHAR (30)</text:span><text:span text:style-name="T1"/></text:p>
          </table:table-cell>
        </table:table-row>
        <table:table-row table:style-name="Tabla1.1">
          <table:table-cell table:style-name="Tabla1.A14" office:value-type="string">
            <text:p text:style-name="P12"><text:span text:style-name="T1">Dirección (completa)</text:span><text:span text:style-name="T1"/></text:p>
          </table:table-cell>
          <table:table-cell table:style-name="Tabla1.B14" office:value-type="string">
            <text:p text:style-name="P13"><text:span text:style-name="T1">VARCHAR (</text:span><text:span text:style-name="T3">1000</text:span><text:span text:style-name="T1">)</text:span><text:span text:style-name="T1"/></text:p>
          </table:table-cell>
        </table:table-row>
        <table:table-row table:style-name="Tabla1.1">
          <table:table-cell table:style-name="Tabla1.A15" office:value-type="string">
            <text:p text:style-name="P12"><text:span text:style-name="T1">Calle</text:span><text:span text:style-name="T1"/></text:p>
          </table:table-cell>
          <table:table-cell table:style-name="Tabla1.B15" office:value-type="string">
            <text:p text:style-name="P13"><text:span text:style-name="T1">VARCHAR (</text:span><text:span text:style-name="T3">100</text:span><text:span text:style-name="T1">)</text:span><text:span text:style-name="T1"/></text:p>
          </table:table-cell>
        </table:table-row>
        <table:table-row table:style-name="Tabla1.1">
          <table:table-cell table:style-name="Tabla1.A16" office:value-type="string">
            <text:p text:style-name="P12"><text:span text:style-name="T1">Número de hijos</text:span><text:span text:style-name="T1"/></text:p>
          </table:table-cell>
          <table:table-cell table:style-name="Tabla1.B16" office:value-type="string">
            <text:p text:style-name="P13"><text:span text:style-name="T1">INT, MEDIUMINT, SMALLINT, TINYINT (de menos a más apropiado por desperdiciar </text:span><text:soft-page-break/><text:span text:style-name="T1">espacio)</text:span><text:span text:style-name="T1"/></text:p>
          </table:table-cell>
        </table:table-row>
        <table:table-row table:style-name="Tabla1.1">
          <table:table-cell table:style-name="Tabla1.A17" office:value-type="string">
            <text:p text:style-name="P12"><text:span text:style-name="T1">Estado civil (soltero, casado, viudo, divorciado)</text:span><text:span text:style-name="T1"/></text:p>
          </table:table-cell>
          <table:table-cell table:style-name="Tabla1.B17" office:value-type="string">
            <text:p text:style-name="P13"><text:span text:style-name="T1">INT (codificando con un número cada estado:</text:span><text:span text:style-name="T1"/></text:p>
            <text:p text:style-name="P13"><text:span text:style-name="T1"><text:s text:c="2"/>0 = soltero</text:span><text:span text:style-name="T1"/></text:p>
            <text:p text:style-name="P13"><text:span text:style-name="T1"><text:s text:c="2"/>1 = casado</text:span><text:span text:style-name="T1"/></text:p>
            <text:p text:style-name="P13"><text:span text:style-name="T1"><text:s text:c="2"/>2 = viudo</text:span><text:span text:style-name="T1"/></text:p>
            <text:p text:style-name="P13"><text:span text:style-name="T1"><text:s text:c="2"/>3 = divorciado</text:span><text:span text:style-name="T1"/></text:p>
            <text:p text:style-name="P14"/>
            <text:p text:style-name="P13"><text:span text:style-name="T1">otra opción: VARCHAR (15)</text:span><text:span text:style-name="T1"/></text:p>
            <text:p text:style-name="P13"><text:span text:style-name="T4">otra opción: ENUM ('soltero', 'casado', 'viudo', 'divorciado')</text:span><text:span text:style-name="T4"/></text:p>
          </table:table-cell>
        </table:table-row>
        <table:table-row table:style-name="Tabla1.1">
          <table:table-cell table:style-name="Tabla1.A18" office:value-type="string">
            <text:p text:style-name="P12"><text:span text:style-name="T1">Nos autoriza a que le enviemos publicidad</text:span><text:span text:style-name="T1"/></text:p>
          </table:table-cell>
          <table:table-cell table:style-name="Tabla1.B18" office:value-type="string">
            <text:p text:style-name="P13"><text:span text:style-name="T1">BOOLEAN</text:span><text:span text:style-name="T1"/></text:p>
            <text:p text:style-name="P13"><text:span text:style-name="T1">TINYINT(1)</text:span><text:span text:style-name="T1"/></text:p>
          </table:table-cell>
        </table:table-row>
        <table:table-row table:style-name="Tabla1.1">
          <table:table-cell table:style-name="Tabla1.A19" office:value-type="string">
            <text:p text:style-name="P12"><text:span text:style-name="T1">(URL) Dirección de Internet </text:span><text:span text:style-name="T1"/></text:p>
          </table:table-cell>
          <table:table-cell table:style-name="Tabla1.B19" office:value-type="string">
            <text:p text:style-name="P13"><text:span text:style-name="T1">VARCHAR (1000)</text:span><text:span text:style-name="T1"/></text:p>
          </table:table-cell>
        </table:table-row>
        <table:table-row table:style-name="Tabla1.1">
          <table:table-cell table:style-name="Tabla1.A20" office:value-type="string">
            <text:p text:style-name="P15">Correo electrónico</text:p>
          </table:table-cell>
          <table:table-cell table:style-name="Tabla1.B20" office:value-type="string">
            <text:p text:style-name="P10"><text:span text:style-name="T5">VARCHAR(320) </text:span></text:p>
          </table:table-cell>
        </table:table-row>
        <table:table-row table:style-name="Tabla1.1">
          <table:table-cell table:style-name="Tabla1.A21" office:value-type="string">
            <text:p text:style-name="P12"><text:span text:style-name="T1">Teléfono</text:span><text:span text:style-name="T1"/></text:p>
          </table:table-cell>
          <table:table-cell table:style-name="Tabla1.B21" office:value-type="string">
            <text:p text:style-name="P13"><text:span text:style-name="T1">VARCHAR(13)</text:span><text:span text:style-name="T1"/></text:p>
          </table:table-cell>
        </table:table-row>
        <table:table-row table:style-name="Tabla1.1">
          <table:table-cell table:style-name="Tabla1.A22" office:value-type="string">
            <text:p text:style-name="P12"><text:span text:style-name="T1">NIF</text:span><text:span text:style-name="T1"/></text:p>
          </table:table-cell>
          <table:table-cell table:style-name="Tabla1.B22" office:value-type="string">
            <text:p text:style-name="P13"><text:span text:style-name="T1">VARCHAR(9)</text:span><text:span text:style-name="T1"/></text:p>
          </table:table-cell>
        </table:table-row>
        <table:table-row table:style-name="Tabla1.1">
          <table:table-cell table:style-name="Tabla1.A23" office:value-type="string">
            <text:p text:style-name="P12"><text:span text:style-name="T1">Fotografía</text:span><text:span text:style-name="T1"/></text:p>
          </table:table-cell>
          <table:table-cell table:style-name="Tabla1.B23" office:value-type="string">
            <text:p text:style-name="P13"><text:span text:style-name="T1">Se guarda la URI, VARCHAR(1024)</text:span><text:span text:style-name="T1"/></text:p>
          </table:table-cell>
        </table:table-row>
        <table:table-row table:style-name="Tabla1.1">
          <table:table-cell table:style-name="Tabla1.A24" office:value-type="string">
            <text:p text:style-name="P12"><text:span text:style-name="T1">Descripción de un producto</text:span><text:span text:style-name="T1"/></text:p>
          </table:table-cell>
          <table:table-cell table:style-name="Tabla1.B24" office:value-type="string">
            <text:p text:style-name="P13"><text:span text:style-name="T1">PUEDE CONTENER CÓDIFICACIÓN xml, TEXT</text:span><text:span text:style-name="T1"/></text:p>
          </table:table-cell>
        </table:table-row>
        <table:table-row table:style-name="Tabla1.1">
          <table:table-cell table:style-name="Tabla1.A25" office:value-type="string">
            <text:p text:style-name="P12"><text:span text:style-name="T1">precio (hasta 1.000.000€)</text:span><text:span text:style-name="T1"/></text:p>
          </table:table-cell>
          <table:table-cell table:style-name="Tabla1.B25" office:value-type="string">
            <text:p text:style-name="P13"><text:span text:style-name="T1">DECIMAL(9,2)</text:span><text:span text:style-name="T1"/></text:p>
          </table:table-cell>
        </table:table-row>
        <table:table-row table:style-name="Tabla1.1">
          <table:table-cell table:style-name="Tabla1.A26" office:value-type="string">
            <text:p text:style-name="P12"><text:span text:style-name="T1">Provincia</text:span><text:span text:style-name="T1"/></text:p>
          </table:table-cell>
          <table:table-cell table:style-name="Tabla1.B26" office:value-type="string">
            <text:p text:style-name="P13"><text:span text:style-name="T1">VARCHAR(30)</text:span><text:span text:style-name="T1"/></text:p>
          </table:table-cell>
        </table:table-row>
        <table:table-row table:style-name="Tabla1.1">
          <table:table-cell table:style-name="Tabla1.A27" office:value-type="string">
            <text:p text:style-name="P12"><text:span text:style-name="T1">SEXO (H / M)</text:span><text:span text:style-name="T1"/></text:p>
          </table:table-cell>
          <table:table-cell table:style-name="Tabla1.B27" office:value-type="string">
            <text:p text:style-name="P13"><text:span text:style-name="T1">BOOLEAN (codificando con un número cada estado:</text:span><text:span text:style-name="T1"/></text:p>
            <text:p text:style-name="P13"><text:span text:style-name="T1"><text:s text:c="2"/>0 = hombre</text:span><text:span text:style-name="T1"/></text:p>
            <text:p text:style-name="P13"><text:span text:style-name="T1"><text:s text:c="2"/>1 = mujer</text:span><text:span text:style-name="T1"/></text:p>
            <text:p text:style-name="P13"><text:span text:style-name="T1">otra opción: VARCHAR (6)</text:span><text:span text:style-name="T1"/></text:p>
            <text:p text:style-name="P9"><text:span text:style-name="T6">ENUM (</text:span><text:span text:style-name="pl-pds"><text:span text:style-name="T6">'</text:span></text:span><text:span text:style-name="pl-s"><text:span text:style-name="T6">H</text:span></text:span><text:span text:style-name="pl-pds"><text:span text:style-name="T6">'</text:span></text:span><text:span text:style-name="T6">,'M</text:span><text:span text:style-name="pl-pds"><text:span text:style-name="T6">'</text:span></text:span><text:span text:style-name="T6">)</text:span><text:span text:style-name="T2"/></text:p>
          </table:table-cell>
        </table:table-row>
        <table:table-row table:style-name="Tabla1.1">
          <table:table-cell table:style-name="Tabla1.A28" office:value-type="string">
            <text:p text:style-name="P12"><text:span text:style-name="T1">Peso de persona (gr. sin decimales)</text:span><text:span text:style-name="T1"/></text:p>
          </table:table-cell>
          <table:table-cell table:style-name="Tabla1.B28" office:value-type="string">
            <text:p text:style-name="P13"><text:span text:style-name="T1">INT, MEDIUMINT (de menos a más apropiado por desperdiciar espacio).</text:span><text:span text:style-name="T1"/></text:p>
          </table:table-cell>
        </table:table-row>
        <table:table-row table:style-name="Tabla1.1">
          <table:table-cell table:style-name="Tabla1.A29" office:value-type="string">
            <text:p text:style-name="P12"><text:span text:style-name="T1">Peso de persona (Kg. con decimales)</text:span><text:span text:style-name="T1"/></text:p>
          </table:table-cell>
          <table:table-cell table:style-name="Tabla1.B29" office:value-type="string">
            <text:p text:style-name="P13"><text:span text:style-name="T1">FLOAT</text:span><text:span text:style-name="T1"/></text:p>
          </table:table-cell>
        </table:table-row>
        <table:table-row table:style-name="Tabla1.1">
          <table:table-cell table:style-name="Tabla1.A30" office:value-type="string">
            <text:p text:style-name="P12"><text:span text:style-name="T1">Matrícula de vehículo</text:span><text:span text:style-name="T1"/></text:p>
          </table:table-cell>
          <table:table-cell table:style-name="Tabla1.B30" office:value-type="string">
            <text:p text:style-name="P13"><text:span text:style-name="T1">VARCHAR(25) ¿SI FUESE EXTRANJERO?</text:span><text:span text:style-name="T1"/></text:p>
          </table:table-cell>
        </table:table-row>
        <table:table-row table:style-name="Tabla1.1">
          <table:table-cell table:style-name="Tabla1.A31" office:value-type="string">
            <text:p text:style-name="P12"><text:span text:style-name="T1">Es mayor de edad</text:span><text:span text:style-name="T1"/></text:p>
          </table:table-cell>
          <table:table-cell table:style-name="Tabla1.B31" office:value-type="string">
            <text:p text:style-name="P13"><text:span text:style-name="T1">BOOLEAN</text:span><text:span text:style-name="T1"/></text:p>
          </table:table-cell>
        </table:table-row>
        <table:table-row table:style-name="Tabla1.1">
          <table:table-cell table:style-name="Tabla1.A32" office:value-type="string">
            <text:p text:style-name="P12"><text:span text:style-name="T1">Código postal</text:span><text:span text:style-name="T1"/></text:p>
          </table:table-cell>
          <table:table-cell table:style-name="Tabla1.B32" office:value-type="string">
            <text:p text:style-name="P13"><text:span text:style-name="T1">VARCHAR(5)</text:span><text:span text:style-name="T1"/></text:p>
          </table:table-cell>
        </table:table-row>
        <table:table-row table:style-name="Tabla1.1">
          <table:table-cell table:style-name="Tabla1.A33" office:value-type="string">
            <text:p text:style-name="P12"><text:span text:style-name="T1">salario</text:span><text:span text:style-name="T1"/></text:p>
          </table:table-cell>
          <table:table-cell table:style-name="Tabla1.B33" office:value-type="string">
            <text:p text:style-name="P13"><text:span text:style-name="T1">DECIMAL (10,2)</text:span><text:span text:style-name="T1"/></text:p>
          </table:table-cell>
        </table:table-row>
        <table:table-row table:style-name="Tabla1.1">
          <table:table-cell table:style-name="Tabla1.A34" office:value-type="string">
            <text:p text:style-name="P12"><text:span text:style-name="T1">Talla ropa (XS, S, M, L XL, XXL, XXXL)</text:span><text:span text:style-name="T1"/></text:p>
          </table:table-cell>
          <table:table-cell table:style-name="Tabla1.B34" office:value-type="string">
            <text:p text:style-name="P13"><text:span text:style-name="T1">INT (codificando con un número cada estado:</text:span><text:span text:style-name="T1"/></text:p>
            <text:p text:style-name="P13"><text:span text:style-name="T1"><text:s text:c="2"/>0 = XS</text:span><text:span text:style-name="T1"/></text:p>
            <text:p text:style-name="P13"><text:span text:style-name="T1"><text:s text:c="2"/>1 = S</text:span><text:span text:style-name="T1"/></text:p>
            <text:p text:style-name="P13"><text:span text:style-name="T1">...</text:span><text:span text:style-name="T1"/></text:p>
            <text:p text:style-name="P14"><text:soft-page-break/></text:p>
            <text:p text:style-name="P13"><text:span text:style-name="T1">otra opción: VARCHAR (5)</text:span><text:span text:style-name="T1"/></text:p>
            <text:p text:style-name="P13"><text:span text:style-name="T1">otra opción: ENUM ('XS', 'S', 'viudo', 'M', 'L',...)</text:span><text:span text:style-name="T1"/></text:p>
          </table:table-cell>
        </table:table-row>
      </table:table>
      <text:p text:style-name="Standard"/>
      <text:p text:style-name="Standard"/>
      <text:p text:style-name="Standard"/>
      <text:list xml:id="list91804171738023" text:continue-list="list91805423478653" text:style-name="WWNum3">
        <text:list-item>
          <text:list>
            <text:list-item>
              <text:h text:style-name="P1" text:outline-level="2"><text:bookmark-start text:name="_Toc495051333"/><text:bookmark-start text:name="_Toc495051336"/>Clave primaria<text:bookmark-end text:name="_Toc495051333"/></text:h>
            </text:list-item>
          </text:list>
        </text:list-item>
      </text:list>
      <text:list xml:id="list91803949332827" text:continue-list="list91803819999253" text:style-name="WWNum6">
        <text:list-item>
          <text:p text:style-name="P3">Indicar cuál podría ser la clave primaria (PK) de estas entidades</text:p>
        </text:list-item>
      </text:list>
      <text:list xml:id="list2427517581" text:style-name="WWNum11">
        <text:list-item>
          <text:p text:style-name="P6">cliente</text:p>
        </text:list-item>
        <text:list-item>
          <text:p text:style-name="P6">proveedor</text:p>
        </text:list-item>
        <text:list-item>
          <text:p text:style-name="P6">producto en tienda que vende por internet</text:p>
        </text:list-item>
        <text:list-item>
          <text:p text:style-name="P6">coche</text:p>
        </text:list-item>
        <text:list-item>
          <text:p text:style-name="P6">libro de una biblioteca</text:p>
        </text:list-item>
      </text:list>
      <text:p text:style-name="comandos_20_e_20_instrucciones">cliente: NIF, idCliente</text:p>
      <text:p text:style-name="comandos_20_e_20_instrucciones">proveedor: NIF, idProveedor</text:p>
      <text:p text:style-name="comandos_20_e_20_instrucciones">producto en tienda que vende por internet: idProducto</text:p>
      <text:p text:style-name="comandos_20_e_20_instrucciones">coche: NumBasitidor, matrícula</text:p>
      <text:p text:style-name="comandos_20_e_20_instrucciones">libro de una biblioteca: ISBN, numRegistro</text:p>
      <text:list xml:id="list91804146909914" text:continue-list="list91804171738023" text:style-name="WWNum3">
        <text:list-item>
          <text:list>
            <text:list-item>
              <text:h text:style-name="P1" text:outline-level="2">Atributos compuestos<text:bookmark-end text:name="_Toc495051336"/></text:h>
            </text:list-item>
          </text:list>
        </text:list-item>
      </text:list>
      <text:list xml:id="list91804410908036" text:continue-list="list91803949332827" text:style-name="WWNum6">
        <text:list-item>
          <text:p text:style-name="P4">Descompón los siguientes atributos compuestos en partes:</text:p>
        </text:list-item>
      </text:list>
      <text:list xml:id="list91803844472962" text:continue-list="list2427517581" text:style-name="WWNum11">
        <text:list-item>
          <text:p text:style-name="P6">dirección del cliente</text:p>
        </text:list-item>
        <text:list-item>
          <text:p text:style-name="P6">nombre del cliente</text:p>
        </text:list-item>
      </text:list>
      <text:p text:style-name="comandos_20_e_20_instrucciones">dirección del cliente: tipo de vía, nombre, portal, escalera, planta, piso</text:p>
      <text:p text:style-name="comandos_20_e_20_instrucciones">nombre del cliente: nombre, apellido1, apellido2</text:p>
      <text:list xml:id="list91804652507495" text:continue-list="list91804146909914" text:style-name="WWNum3">
        <text:list-item>
          <text:list>
            <text:list-item>
              <text:h text:style-name="P1" text:outline-level="2"><text:bookmark-start text:name="_Toc495051337"/>Atributo en una relación<text:bookmark-end text:name="_Toc495051337"/></text:h>
            </text:list-item>
          </text:list>
        </text:list-item>
      </text:list>
      <text:list xml:id="list91805245916879" text:continue-list="list91804410908036" text:style-name="WWNum6">
        <text:list-item>
          <text:p text:style-name="P4">Crea el modelo Entidad Relación de estos casos (la relación tiene algún atributo):</text:p>
        </text:list-item>
      </text:list>
      <text:list xml:id="list91803833000627" text:continue-list="list91803844472962" text:style-name="WWNum11">
        <text:list-item>
          <text:p text:style-name="P6">En un instituto: Alumnos realizan varios exámenes en varias asignaturas, de cada examen se registra la fecha y nota.</text:p>
        </text:list-item>
        <text:list-item>
          <text:p text:style-name="P6">En una biblioteca: Socios sacan en préstamos libros, se apunta la fecha del préstamo y la fecha de devolución.</text:p>
        </text:list-item>
        <text:list-item>
          <text:p text:style-name="P6">En una clínica veterinaria con varios veterinarios: Veterinario atienda animal y se apunta la fecha-hora, descripción del caso, medidas tomadas.</text:p>
        </text:list-item>
      </text:list>
      <text:p text:style-name="comandos_20_e_20_instrucciones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loext:linked-style-name="Título_20_2_20_Car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 fo:margin-left="2.755cm" fo:margin-right="0cm" fo:text-indent="0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Document_20_Map" style:display-name="Document Map" style:family="paragraph" style:parent-style-name="Standard" loext:linked-style-name="Mapa_20_del_20_document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000080" loext:opacity="100%" style:font-name="Arial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8pt"/>
    </style:style>
    <style:style style:name="token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color="#e36c0a" loext:opacity="100%" fo:font-style="normal" fo:font-weight="bold" style:font-style-asian="normal" style:font-weight-asian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color="#e36c0a" loext:opacity="100%" fo:font-style="normal" fo:font-weight="bold" style:font-style-asian="normal" style:font-weight-asian="bol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color="#e36c0a" loext:opacity="100%" fo:font-style="normal" fo:font-weight="bold" style:font-style-asian="normal" style:font-weight-asian="bol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color="#e36c0a" loext:opacity="100%" fo:font-style="normal" fo:font-weight="bold" style:font-style-asian="normal" style:font-weight-asian="bol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color="#e36c0a" loext:opacity="100%" fo:font-style="normal" fo:font-weight="bold" style:font-style-asian="normal" style:font-weight-asian="bol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2" style:font-size-complex="10pt"/>
    </style:style>
    <style:style style:name="MT5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Sin título 3.odt</text:file-name></text:span><text:span text:style-name="MT1"><text:tab/>Fecha de impresión </text:span><text:span text:style-name="MT2"><text:print-date style:data-style-name="N10104">11/10/2017 8:56 a. m.</text:print-date></text:span><text:span text:style-name="MT3"/></text:p>
      </style:header>
      <style:footer>
        <text:p text:style-name="MP2"><text:page-number text:select-page="current">5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Sin título 3.odt</text:file-name><text:tab/>Fecha de impresión <text:print-date style:data-style-name="N20112">十一/十/A十一 〇八:五六:〇〇 午前</text:print-date></text:p>
      </style:header>
      <style:footer>
        <text:p text:style-name="Footer"><text:span text:style-name="page_20_number"><text:span text:style-name="MT5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ELTS</meta:initial-creator>
    <meta:editing-cycles>14</meta:editing-cycles>
    <meta:print-date>2017-10-11T08:56:00</meta:print-date>
    <meta:creation-date>2021-11-02T12:49:00</meta:creation-date>
    <dc:date>2023-10-20T09:18:00.188000000</dc:date>
    <meta:editing-duration>PT1H35M24S</meta:editing-duration>
    <meta:generator>LibreOffice/7.4.6.2$Windows_X86_64 LibreOffice_project/5b1f5509c2decdade7fda905e3e1429a67acd63d</meta:generator>
    <meta:document-statistic meta:table-count="1" meta:image-count="0" meta:object-count="0" meta:page-count="5" meta:paragraph-count="134" meta:word-count="800" meta:character-count="4800" meta:non-whitespace-character-count="4161"/>
    <meta:user-defined meta:name="AppVersion">16.0000</meta:user-defined>
    <meta:user-defined meta:name="Company">RUP</meta:user-defined>
    <meta:template xlink:type="simple" xlink:actuate="onRequest" xlink:title="__Plantilla Apuntes Clase 03.dotm" xlink:href=""/>
  </office:meta>
</office:document-meta>
</file>